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Linux Libertine Display G" svg:font-family="'Linux Libertine Display G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3555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0fffe6" officeooo:paragraph-rsid="000fffe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style:text-line-through-style="solid" style:text-line-through-type="double" style:text-underline-style="dotted" style:text-underline-width="auto" style:text-underline-color="font-color" style:font-relief="engrave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style:font-name="Caladea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DejaVu Sans Condensed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DejaVu Sans Condensed" fo:font-weight="bold" style:font-weight-asian="bold" style:font-weight-complex="bold"/>
    </style:style>
    <style:style style:name="T4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nux Libertine Display G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nux Libertine Display G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fo:font-style="italic" style:font-style-asian="italic" style:font-style-complex="italic"/>
    </style:style>
    <style:style style:name="T22" style:family="text">
      <style:text-properties style:text-line-through-style="solid" style:text-line-through-type="single"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c9211e"/>
    </style:style>
    <style:style style:name="T25" style:family="text">
      <style:text-properties fo:text-transform="uppercase"/>
    </style:style>
    <style:style style:name="T26" style:family="text">
      <style:text-properties fo:font-variant="small-caps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fo:text-transform="capitaliz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ESTA PAGANA DE MAGO DE OZ</text:p>
      <text:p text:style-name="P1"/>
      <text:p text:style-name="P2"><text:span text:style-name="T4">¡Yeah! </text:span><text:span text:style-name="T1">Cuando despiertes un día Y sientas que no puedes más </text:span><text:span text:style-name="T2">En el nombre del de arriba</text:span><text:span text:style-name="T3"> </text:span><text:span text:style-name="T16">Tu vida</text:span><text:span text:style-name="T17"> van a manejar Si sientes que el miedo se pega a tu piel Por ser comunero y justicia querer Si</text:span> <text:span text:style-name="T18">te rindes hermano, por ti nunca pensarás Cuando vayan a pedirte Los diezmos a fin </text:span><text:span text:style-name="T20">de mes Y la Santa Inquisición Te invite a confesar Por eso amigo tú alza la voz Di que nunca pediste</text:span> <text:span text:style-name="T23">opinión Si es verdad que existe un Dios Que trabaje de Sol a Sol </text:span></text:p>
      <text:p text:style-name="P2"><text:span text:style-name="T24">Ponte en pie Alza el puño y ven A la fiesta pagana En la hoguera hay de beber De la misma</text:span> <text:span text:style-name="Emphasis">condición No es el pueblo ni un señor Ellos tienen el credo Y nosotros nuestro sudor </text:span></text:p>
      <text:p text:style-name="P6"><text:span text:style-name="T25">Si no hay pan para los tuyos Y ves muy gordo al abad Si su virgen viste </text:span><text:span text:style-name="T26">de oro Desnúdala Cómo van a silenciar Al jilguero o al canario Si no hay cárcel ni </text:span><text:span text:style-name="T22">tumba Para el canto libertario </text:span></text:p>
      <text:p text:style-name="P2"><text:span text:style-name="T28">Ponte en pie Alza el puño y ven A la fiesta pagana En la hoguera hay de beber De la misma</text:span> <text:span text:style-name="T29">condición No es el pueblo ni un señor Ellos tienen el clero Y nosotros nuestro sudor</text:span></text:p>
      <text:p text:style-name="P4">¡Cabrones!</text:p>
      <text:p text:style-name="P4"/>
      <text:p text:style-name="P1"><text:a xlink:type="simple" xlink:href="https://www.letras.com/mago-de-oz-musicas/897595/" text:style-name="Internet_20_link" text:visited-style-name="Visited_20_Internet_20_Link">Fuente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Linux Libertine Display G" svg:font-family="'Linux Libertine Display G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49pt solid #000000" fo:padding="0.049cm" style:shadow="#808080 0.176cm 0.1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05 </meta:initial-creator>
    <meta:creation-date>2019-11-11T15:40:33.894858993</meta:creation-date>
    <dc:date>2020-01-22T12:13:22.705000000</dc:date>
    <meta:editing-duration>PT21M46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7" meta:word-count="210" meta:character-count="1015" meta:non-whitespace-character-count="809"/>
  </office:meta>
</office:document-meta>
</file>